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a8527" officeooo:paragraph-rsid="000a8527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0ab9c9" officeooo:paragraph-rsid="000ab9c9" style:font-size-asian="18pt" style:font-weight-asian="bold" style:font-size-complex="18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0ab9c9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ILD’S</text:p>
      <text:p text:style-name="P1"/>
      <text:p text:style-name="P1">1.<text:span text:style-name="T1">Frist build:</text:span></text:p>
      <text:p text:style-name="P1"><text:span text:style-name="T1"><text:s text:c="10"/></text:span><text:span text:style-name="T3">In sign up page name is not dispalyed.</text:span></text:p>
      <text:p text:style-name="P1"><text:span text:style-name="T3"><text:s text:c="10"/>In sign up password and <text:s/>re enter password didnot matched.</text:span></text:p>
      <text:p text:style-name="P1"><text:span text:style-name="T3"><text:tab/>Fristly we cannot acces to the data base.</text:span></text:p>
      <text:p text:style-name="P1"><text:span text:style-name="T3"><text:tab/>We are unable to keep the forgot password.</text:span></text:p>
      <text:p text:style-name="P1"><text:span text:style-name="T3">2.</text:span><text:span text:style-name="T2">Second build:</text:span></text:p>
      <text:p text:style-name="P1"><text:span text:style-name="T3"><text:s text:c="10"/>changing password doesn’t matched.</text:span></text:p>
      <text:p text:style-name="P1"><text:span text:style-name="T3"><text:s text:c="10"/>We cant acces to the database.</text:span></text:p>
      <text:p text:style-name="P1"><text:span text:style-name="T2"><text:s/>3.Third build:</text:span></text:p>
      <text:p text:style-name="P1"><text:span text:style-name="T3"><text:s text:c="9"/>If we enter the expenses for the day we are unable to dispay in the datab</text:span><text:span text:style-name="T4">a</text:span><text:span text:style-name="T3">se the <text:s text:c="5"/><text:tab/>previous one’s.</text:span></text:p>
      <text:p text:style-name="P1"><text:span text:style-name="T3"><text:s text:c="8"/></text:span><text:span text:style-name="T4">We are unable to get the date colums.</text:span></text:p>
      <text:p text:style-name="P2"><text:span text:style-name="T3">4.</text:span><text:span text:style-name="T2">Fourth build:</text:span></text:p>
      <text:p text:style-name="P2"><text:span text:style-name="T2"><text:s text:c="4"/></text:span><text:span text:style-name="T3"><text:s text:c="4"/>we are drawing a graph and sometimes we are not able to acces the data from the database.</text:span></text:p>
      <text:p text:style-name="P2"><text:span text:style-name="T3"><text:s text:c="9"/>Otp is coming every time the user is loging in to the app.unless at time of sign up.</text:span></text:p>
      <text:p text:style-name="P2"><text:span text:style-name="T3">5.Fifth build:</text:span></text:p>
      <text:p text:style-name="P2"><text:span text:style-name="T3"><text:s text:c="7"/></text:span></text:p>
      <text:p text:style-name="P2"><text:span text:style-name="T3"><text:s text:c="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3:18:29.948285080</meta:creation-date>
    <dc:date>2018-05-10T23:34:42.343264614</dc:date>
    <meta:editing-duration>PT5M55S</meta:editing-duration>
    <meta:editing-cycles>1</meta:editing-cycles>
    <meta:document-statistic meta:table-count="0" meta:image-count="0" meta:object-count="0" meta:page-count="1" meta:paragraph-count="18" meta:word-count="118" meta:character-count="727" meta:non-whitespace-character-count="525"/>
    <meta:generator>LibreOffice/6.0.1.1$Linux_X86_64 LibreOffice_project/00m0$Build-1</meta:generator>
  </office:meta>
</office:document-meta>
</file>